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93d5" officeooo:paragraph-rsid="000693d5"/>
    </style:style>
    <style:style style:name="P2" style:family="paragraph" style:parent-style-name="Standard">
      <style:paragraph-properties fo:text-align="center" style:justify-single-word="false"/>
      <style:text-properties officeooo:rsid="000693d5" officeooo:paragraph-rsid="000693d5"/>
    </style:style>
    <style:style style:name="P3" style:family="paragraph" style:parent-style-name="Standard">
      <style:text-properties officeooo:rsid="000693d5" officeooo:paragraph-rsid="00111353"/>
    </style:style>
    <style:style style:name="P4" style:family="paragraph" style:parent-style-name="Standard">
      <style:paragraph-properties fo:text-align="start" style:justify-single-word="false"/>
      <style:text-properties officeooo:rsid="0006e813" officeooo:paragraph-rsid="0006e813"/>
    </style:style>
    <style:style style:name="P5" style:family="paragraph" style:parent-style-name="Standard">
      <style:paragraph-properties fo:text-align="center" style:justify-single-word="false"/>
      <style:text-properties officeooo:rsid="0006e813" officeooo:paragraph-rsid="0006e813"/>
    </style:style>
    <style:style style:name="P6" style:family="paragraph" style:parent-style-name="Standard">
      <style:paragraph-properties fo:text-align="center" style:justify-single-word="false"/>
      <style:text-properties officeooo:rsid="00080e57" officeooo:paragraph-rsid="00080e57"/>
    </style:style>
    <style:style style:name="P7" style:family="paragraph" style:parent-style-name="Standard">
      <style:paragraph-properties fo:text-align="start" style:justify-single-word="false"/>
      <style:text-properties officeooo:rsid="00080e57" officeooo:paragraph-rsid="00080e57"/>
    </style:style>
    <style:style style:name="P8" style:family="paragraph" style:parent-style-name="Standard">
      <style:paragraph-properties fo:text-align="start" style:justify-single-word="false"/>
      <style:text-properties officeooo:rsid="00080e57" officeooo:paragraph-rsid="000e6773"/>
    </style:style>
    <style:style style:name="P9" style:family="paragraph" style:parent-style-name="Standard">
      <style:paragraph-properties fo:text-align="start" style:justify-single-word="false"/>
      <style:text-properties officeooo:rsid="000f750f" officeooo:paragraph-rsid="000f750f"/>
    </style:style>
    <style:style style:name="P10" style:family="paragraph" style:parent-style-name="Standard">
      <style:paragraph-properties fo:text-align="center" style:justify-single-word="false"/>
      <style:text-properties officeooo:rsid="00111353" officeooo:paragraph-rsid="00111353"/>
    </style:style>
    <style:style style:name="P11" style:family="paragraph" style:parent-style-name="Standard">
      <style:paragraph-properties fo:text-align="start" style:justify-single-word="false"/>
      <style:text-properties officeooo:rsid="00111353" officeooo:paragraph-rsid="00111353"/>
    </style:style>
    <style:style style:name="T1" style:family="text">
      <style:text-properties officeooo:rsid="0008ca2d"/>
    </style:style>
    <style:style style:name="T2" style:family="text">
      <style:text-properties officeooo:rsid="000ac912"/>
    </style:style>
    <style:style style:name="T3" style:family="text">
      <style:text-properties officeooo:rsid="000cd750"/>
    </style:style>
    <style:style style:name="T4" style:family="text">
      <style:text-properties officeooo:rsid="00111353"/>
    </style:style>
    <style:style style:name="T5" style:family="text">
      <style:text-properties officeooo:rsid="0011a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п проекта: Игра</text:p>
      <text:p text:style-name="P3">Название: <text:span text:style-name="T4">Fractions</text:span></text:p>
      <text:p text:style-name="P1"/>
      <text:p text:style-name="P2"/>
      <text:p text:style-name="P5">О чем игра</text:p>
      <text:p text:style-name="P4">Игра окунет вас в волшебный мир скандинавских саг и мифов. <text:span text:style-name="T5">Вам предстоит принять участие в эпических битвах богов, людей и великанов. </text:span></text:p>
      <text:p text:style-name="P6">Инвентарь</text:p>
      <text:p text:style-name="P7">Колода состоит из 12 карт. Все карты разделены на три фракции: Асгард, Мидгард и Ётунхейм. На каждой карте указаны имя персонажа, его фракция и характеристики <text:span text:style-name="T3">(сила и величина усиления)</text:span>. <text:span text:style-name="T3">В дальнейшем будем считать синонимами слова «карта персонажа» и «персонаж».</text:span></text:p>
      <text:p text:style-name="P6">Игровой процесс</text:p>
      <text:p text:style-name="P8">В игре участвуют два игрока. <text:span text:style-name="T1">Весь игровой процесс состоит из последовательных раундов, каждый из которых завершается битвой между двумя лагерями.</text:span></text:p>
      <text:p text:style-name="P8">В начале <text:span text:style-name="T1">каждого раунда</text:span> игрок получает три карты из перетасованной колоды. <text:span text:style-name="T2">Раунд состоит из последовательных ходов. В начале каждого хода игрок решает, что он будет делать: атаковать (начать битву), защищаться, или добирать карту из колоды (если в колоде осталось не менее двух карт). Если хотя-бы один игрок атакует, то начинается битва.</text:span></text:p>
      <text:p text:style-name="P8"><text:span text:style-name="T2">Исход битвы решается после подсчета сил двух лагерей. Сила каждого лагеря складывается из сил персонажей, состоящих в нем, и дополнительных бонусов. Если игрок защищается то, ему дается бонус +b. Если <text:s/>персонаж A имеет в своем лагере персонажа B той же фракции, что и он, то A дает B бонус равный величине усиления A. Если игрок добирает карту, то он становится беззащитным в текущем ходу, и поэтому автоматически проигрывает любую битву, в которой участвует. </text:span></text:p>
      <text:p text:style-name="P9">Распределение победных очков происходит следующим образом: если оба игрока атаковали, то победителю достается 2 очка; победитель, атаковавший защищавшегося, получает 3 очка а атаковавший беззащитного — 1 очко; если защита сработала, то защищавшийся игрок получает 1 очко.</text:p>
      <text:p text:style-name="P9">Чтобы победить в игре надо первым набрать 10 очк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7:13:19.384138609</meta:creation-date>
    <dc:date>2017-11-18T21:00:10.222088504</dc:date>
    <meta:editing-duration>PT12M2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59" meta:character-count="1731" meta:non-whitespace-character-count="1480"/>
  </office:meta>
</office:document-meta>
</file>